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9cf3" officeooo:paragraph-rsid="0016ff88"/>
    </style:style>
    <style:style style:name="P2" style:family="paragraph" style:parent-style-name="Title">
      <style:text-properties style:font-name="Liberation Sans" fo:font-size="28pt" fo:font-weight="bold" officeooo:rsid="001a9523" officeooo:paragraph-rsid="001a9523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ext_20_body" style:list-style-name="L1">
      <style:text-properties officeooo:paragraph-rsid="001a96db"/>
    </style:style>
    <style:style style:name="P4" style:family="paragraph" style:parent-style-name="Text_20_body" style:list-style-name="L1">
      <style:text-properties officeooo:rsid="00089cf3" officeooo:paragraph-rsid="0016ff88"/>
    </style:style>
    <style:style style:name="P5" style:family="paragraph" style:parent-style-name="Text_20_body" style:list-style-name="L1">
      <style:text-properties officeooo:rsid="00089cf3" officeooo:paragraph-rsid="001977a9"/>
    </style:style>
    <style:style style:name="P6" style:family="paragraph" style:parent-style-name="Text_20_body" style:list-style-name="L1">
      <style:text-properties officeooo:rsid="001a96db" officeooo:paragraph-rsid="001a96d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none" officeooo:rsid="00182bad"/>
    </style:style>
    <style:style style:name="T4" style:family="text">
      <style:text-properties officeooo:rsid="001a9523"/>
    </style:style>
    <style:style style:name="T5" style:family="text">
      <style:text-properties style:text-position="super 58%" officeooo:rsid="001a9523"/>
    </style:style>
    <style:style style:name="T6" style:family="text">
      <style:text-properties style:text-position="0% 100%" officeooo:rsid="001a9523"/>
    </style:style>
    <style:style style:name="T7" style:family="text">
      <style:text-properties officeooo:rsid="001a96db"/>
    </style:style>
    <style:style style:name="T8" style:family="text">
      <style:text-properties officeooo:rsid="001b95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yptage RSA</text:p>
      <text:p text:style-name="P1"/>
      <text:list xml:id="list2113182307" text:style-name="L1">
        <text:list-item>
          <text:p text:style-name="P4"><text:span text:style-name="T1">Durée</text:span> : <text:span text:style-name="T4">1h</text:span></text:p>
        </text:list-item>
        <text:list-item>
          <text:p text:style-name="P4"><text:span text:style-name="T1">Niveau</text:span> : <text:span text:style-name="T4">5</text:span><text:span text:style-name="T5">e</text:span><text:span text:style-name="T6"> (difficile)</text:span></text:p>
        </text:list-item>
        <text:list-item>
          <text:p text:style-name="P4"><text:span text:style-name="T1">Pré-requis</text:span> : <text:span text:style-name="T4">division euclidienne, nombres premiers</text:span></text:p>
        </text:list-item>
        <text:list-item>
          <text:p text:style-name="P4"><text:span text:style-name="T1">Objectifs</text:span> : <text:span text:style-name="T4">Utiliser la division euclidienne et les nombres premiers pour introduire le cryptage RSA.</text:span></text:p>
        </text:list-item>
        <text:list-item>
          <text:p text:style-name="P4"><text:span text:style-name="T1">Modalités</text:span> : <text:span text:style-name="T4">La classe est divisée en 2 groupes. Chacun reçoit des ‘clés’ privées, <text:s/>qui vont permettre la communication. Ils essaient ensuite de s’envoyer des messages cryptés, et de les décrypter. Les messages sont de simples lettres, codées par des nombres.</text:span></text:p>
        </text:list-item>
        <text:list-item>
          <text:p text:style-name="P4"><text:span text:style-name="T1">Contenu</text:span> :</text:p>
          <text:list>
            <text:list-item>
              <text:p text:style-name="P3"><text:span text:style-name="T7">On commence par un point historique : la réalisation que le facteur de nombres premiers est difficile à décomposer, et son utilisation moderne en cryptage.</text:span></text:p>
            </text:list-item>
            <text:list-item>
              <text:p text:style-name="P6">On établit p=5, q=7, n=35.</text:p>
              <text:p text:style-name="P3"><text:span text:style-name="T7">Les élèves sont divisés en groupes de 4. 2 auront d=5, e=5, et les autres auront d=7, e=7.</text:span></text:p>
              <text:p text:style-name="P3"><text:span text:style-name="T7">On leur demande ensuite d’échanger des messages via le protocole RSA. Puis, à partir d’un moment, on veut qu’ils interceptent </text:span><text:span text:style-name="T8">le message de leur binôme</text:span><text:span text:style-name="T7">.</text:span></text:p>
            </text:list-item>
          </text:list>
        </text:list-item>
        <text:list-item>
          <text:p text:style-name="P5"><text:span text:style-name="T1">Problèmes anticipés/</text:span><text:span text:style-name="T2">Autres idées</text:span><text:span text:style-name="T3"> :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8:22:58.268782866</meta:creation-date>
    <dc:date>2021-09-06T22:43:48.169897334</dc:date>
    <meta:editing-duration>PT21M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61" meta:character-count="932" meta:non-whitespace-character-count="793"/>
  </office:meta>
</office:document-meta>
</file>